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826cm" fo:min-width="0.576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solid" draw:fill-color="#ccffff" draw:textarea-horizontal-align="justify" draw:textarea-vertical-align="middle" draw:auto-grow-height="false" fo:min-height="1.962cm" fo:min-width="2.98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933cm" fo:min-width="1.285cm"/>
    </style:style>
    <style:style style:name="gr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865cm" fo:min-width="2.445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333333" draw:textarea-horizontal-align="justify" draw:textarea-vertical-align="middle" draw:auto-grow-height="false" fo:min-height="2.144cm" fo:min-width="2.45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423cm" fo:min-width="2.817cm"/>
    </style:style>
    <style:style style:name="gr8" style:family="graphic" style:parent-style-name="standard">
      <style:graphic-properties draw:stroke="none" svg:stroke-width="0.081cm" draw:marker-start-width="0.269cm" draw:marker-end-width="0.269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81cm" draw:marker-start-width="0.269cm" draw:marker-end-width="0.269cm" draw:stroke-linejoin="miter" draw:fill="solid" draw:fill-color="#000000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ffffcc" draw:textarea-horizontal-align="justify" draw:textarea-vertical-align="middle" draw:auto-grow-height="false" fo:min-height="0.826cm" fo:min-width="0.576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.081cm" draw:marker-start-width="0.269cm" draw:marker-end-width="0.269cm" draw:stroke-linejoin="miter" draw:fill="solid" draw:fill-color="#ffffff"/>
    </style:style>
    <style:style style:name="gr1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102cm" fo:min-width="0.552cm"/>
    </style:style>
    <style:style style:name="gr14" style:family="graphic" style:parent-style-name="standard">
      <style:graphic-properties svg:stroke-width="0.081cm" svg:stroke-color="#000000" draw:marker-start="Arrow" draw:marker-start-width="0.421cm" draw:marker-end="Circle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Fine_20_Dashed" svg:stroke-width="0.081cm" svg:stroke-color="#000000" draw:marker-start="Arrow" draw:marker-start-width="0.421cm" draw:marker-end="Circle" draw:marker-end-width="0.421cm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LM Sans 17" fo:font-size="22pt" style:font-size-asian="22pt" style:font-size-complex="22pt"/>
    </style:style>
    <style:style style:name="P6" style:family="paragraph">
      <loext:graphic-properties draw:fill="none" draw:fill-color="#ffffff"/>
      <style:text-properties style:font-name="LM Sans 17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0" style:family="paragraph">
      <loext:graphic-properties draw:fill="solid" draw:fill-color="#ffffff" draw:opacity="0%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cc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paragraph-properties fo:text-align="center"/>
    </style:style>
    <style:style style:name="T1" style:family="text">
      <style:text-properties style:font-name="LM Sans 17" fo:font-size="22pt" style:font-size-asian="22pt" style:font-size-complex="22pt"/>
    </style:style>
    <style:style style:name="T2" style:family="text">
      <style:text-properties style:font-name="LM Sans 17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34cm" svg:height="1.634cm" svg:x="2.306cm" svg:y="16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81cm" svg:height="2.54cm" svg:x="6.11cm" svg:y="15.8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3.94cm" svg:y1="17.082cm" svg:x2="6.11cm" svg:y2="17.089cm" draw:start-shape="id1" draw:start-glue-point="10" draw:end-shape="id2" draw:end-glue-point="3" svg:d="M3940 17082h1086v7h1084" svg:viewBox="0 0 2171 8">
          <text:p/>
        </draw:connector>
        <draw:connector draw:style-name="gr3" draw:text-style-name="P3" draw:layer="layout" svg:x1="9.92cm" svg:y1="17.089cm" svg:x2="12.803cm" svg:y2="17.078cm" draw:start-shape="id2" draw:start-glue-point="1" svg:d="M9920 17089h1713v-11h1170" svg:viewBox="0 0 2884 12">
          <text:p/>
        </draw:connector>
        <draw:custom-shape draw:style-name="gr2" draw:text-style-name="P2" xml:id="id4" draw:id="id4" draw:layer="layout" svg:width="3.81cm" svg:height="2.54cm" svg:x="17.411cm" svg:y="15.7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342cm" svg:y1="17.014cm" svg:x2="17.411cm" svg:y2="17.029cm" draw:start-shape="id3" draw:start-glue-point="10" draw:end-shape="id4" draw:end-glue-point="3" svg:d="M14342 17014h1535v15h1534" svg:viewBox="0 0 3070 16">
          <text:p/>
        </draw:connector>
        <draw:connector draw:style-name="gr3" draw:text-style-name="P3" draw:layer="layout" svg:x1="21.221cm" svg:y1="17.029cm" svg:x2="24.207cm" svg:y2="17.013cm" draw:start-shape="id4" draw:start-glue-point="1" draw:end-shape="id5" draw:end-glue-point="6" svg:d="M21221 17029h1494v-16h1492" svg:viewBox="0 0 2987 17">
          <text:p/>
        </draw:connector>
        <draw:frame draw:style-name="gr4" draw:text-style-name="P5" draw:layer="layout" svg:width="2.068cm" svg:height="1.39cm" svg:x="2.108cm" svg:y="18.324cm">
          <draw:text-box>
            <text:p text:style-name="P4"><text:span text:style-name="T1">i</text:span><text:span text:style-name="T1">n</text:span><text:span text:style-name="T1">p</text:span><text:span text:style-name="T1">u</text:span><text:span text:style-name="T1">t</text:span></text:p>
          </draw:text-box>
        </draw:frame>
        <draw:frame draw:style-name="gr5" draw:text-style-name="P6" draw:layer="layout" svg:width="3.487cm" svg:height="2.322cm" svg:x="23.479cm" svg:y="17.203cm">
          <draw:text-box>
            <text:p><text:span text:style-name="T2"><text:s/></text:span></text:p>
            <text:p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6" draw:text-style-name="P7" xml:id="id7" draw:id="id7" draw:layer="layout" svg:width="3.302cm" svg:height="2.74cm" svg:x="23.387cm" svg:y="11.7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3.317cm" svg:height="1.673cm" svg:x="23.827cm" svg:y="12.502cm">
          <draw:text-box>
            <text:p text:style-name="P8"><text:span text:style-name="T3">Lo</text:span><text:span text:style-name="T3">ss</text:span></text:p>
          </draw:text-box>
        </draw:frame>
        <draw:g>
          <svg:title>TexMaths</svg:title>
          <svg:desc>14§display§s_{1:t}§svg§600§TRUE§</svg:desc>
          <draw:polygon draw:style-name="gr8" draw:text-style-name="P10" draw:layer="layout" svg:width="1.411cm" svg:height="0.551cm" svg:x="2.401cm" svg:y="16.843cm" svg:viewBox="0 0 1412 552" draw:points="706,552 0,552 0,0 1412,0 1412,552">
            <text:p/>
          </draw:polygon>
          <draw:path draw:style-name="gr9" draw:text-style-name="P11" draw:layer="layout" svg:width="0.374cm" svg:height="0.432cm" svg:x="2.452cm" svg:y="16.829cm" svg:viewBox="0 0 375 433" svg:d="M346 65c-29 0-49 22-49 43 0 14 9 27 32 27s46-16 46-54c0-40-44-81-121-81-136 0-173 97-173 141 0 73 78 89 106 95 52 8 107 19 107 73 0 24-23 103-147 103-14 0-92 0-115-49 37 3 63-25 63-52 0-21-17-32-37-32-26 0-58 19-58 62 0 54 58 92 147 92 164 0 205-116 205-157 0-35-21-59-32-70-29-27-58-33-104-41-34-8-75-13-75-57 0-29 23-86 113-86 26 0 77 5 92 43z">
            <text:p/>
          </draw:path>
          <draw:path draw:style-name="gr9" draw:text-style-name="P11" draw:layer="layout" svg:width="0.261cm" svg:height="0.443cm" svg:x="2.951cm" svg:y="16.951cm" svg:viewBox="0 0 262 444" svg:d="M161 19c0-19 0-19-20-19-46 43-112 43-141 43v25c17 0 63 0 104-19v341c0 22 0 30-72 30h-26v24c11 0 101-3 127-3 23 0 112 3 129 3v-24h-29c-72 0-72-8-72-30z">
            <text:p/>
          </draw:path>
          <draw:path draw:style-name="gr9" draw:text-style-name="P11" draw:layer="layout" svg:width="0.083cm" svg:height="0.289cm" svg:x="3.349cm" svg:y="17.105cm" svg:viewBox="0 0 84 290" svg:d="M84 38c0-22-21-38-41-38-26 0-43 19-43 38 0 24 20 41 43 41s41-19 41-41zM84 252c0-25-21-41-41-41-26 0-43 19-43 41 0 21 20 38 43 38s41-19 41-38z">
            <text:p/>
          </draw:path>
          <draw:path draw:style-name="gr9" draw:text-style-name="P11" draw:layer="layout" svg:width="0.241cm" svg:height="0.424cm" svg:x="3.533cm" svg:y="16.978cm" svg:viewBox="0 0 242 425" svg:d="M147 154h72c14 0 23 0 23-16 0-8-9-8-20-8h-69l26-100c0-3 3-6 3-8 0-14-9-22-23-22-21 0-29 11-35 30-6 16 3-16-29 100h-72c-14 0-23 0-23 14 0 10 9 10 20 10h69l-43 157c-3 19-9 41-9 52 0 38 35 62 75 62 81 0 127-92 127-103 0-8-11-8-11-8-9 0-12 3-18 14-20 40-54 78-95 78-14 0-26-8-26-32 0-6 3-22 6-27z">
            <text:p/>
          </draw:path>
        </draw:g>
        <draw:g>
          <svg:title>TexMaths</svg:title>
          <svg:desc>14§display§f_1§svg§600§TRUE§</svg:desc>
          <draw:polygon draw:style-name="gr8" draw:text-style-name="P10" draw:layer="layout" svg:width="1.071cm" svg:height="0.987cm" svg:x="7.378cm" svg:y="16.582cm" svg:viewBox="0 0 1072 988" draw:points="536,988 0,988 0,0 1072,0 1072,988">
            <text:p/>
          </draw:polygon>
          <draw:path draw:style-name="gr9" draw:text-style-name="P11" draw:layer="layout" svg:width="0.604cm" svg:height="1.015cm" svg:x="7.443cm" svg:y="16.566cm" svg:viewBox="0 0 605 1016" svg:d="M381 342h103c25 0 38 0 38-25 0-10-13-10-34-10h-100l28-130c3-22 20-101 27-114 11-22 31-38 59-38 3 0 34 0 58 19-55 7-65 45-65 60 0 26 20 38 44 38 31 0 66-22 66-66 0-51-55-76-103-76-42 0-121 19-155 130-7 25-10 35-41 177h-83c-24 0-37 0-37 19 0 16 10 16 34 16h79l-89 440c-24 107-45 209-107 209-3 0-34 0-58-19 55-3 68-45 68-60 0-26-24-42-48-42-31 0-65 26-65 70 0 48 55 76 103 76 65 0 117-66 138-108 37-72 65-205 68-215z">
            <text:p/>
          </draw:path>
          <draw:path draw:style-name="gr9" draw:text-style-name="P11" draw:layer="layout" svg:width="0.312cm" svg:height="0.518cm" svg:x="8.058cm" svg:y="17.003cm" svg:viewBox="0 0 313 519" svg:d="M192 22c0-22 0-22-24-22-55 51-134 51-168 51v28c21 0 76 0 124-22v399c0 25 0 35-86 35h-31v28c14 0 120-3 151-3 28 0 134 3 155 3v-28h-35c-86 0-86-10-86-35z">
            <text:p/>
          </draw:path>
        </draw:g>
        <draw:g>
          <svg:title>TexMaths</svg:title>
          <svg:desc>14§display§f_2§svg§600§TRUE§</svg:desc>
          <draw:polygon draw:style-name="gr8" draw:text-style-name="P10" draw:layer="layout" svg:width="1.042cm" svg:height="1.041cm" svg:x="18.88cm" svg:y="16.423cm" svg:viewBox="0 0 1043 1042" draw:points="522,1042 0,1042 0,0 1043,0 1043,1042">
            <text:p/>
          </draw:polygon>
          <draw:path draw:style-name="gr9" draw:text-style-name="P11" draw:layer="layout" svg:width="0.588cm" svg:height="1.071cm" svg:x="18.944cm" svg:y="16.406cm" svg:viewBox="0 0 589 1072" svg:d="M371 361h101c23 0 36 0 36-27 0-10-13-10-33-10h-97l27-137c3-23 20-107 26-120 10-24 30-40 57-40 4 0 34 0 57 20-53 6-63 47-63 63 0 27 20 40 43 40 30 0 64-23 64-70 0-53-54-80-101-80-40 0-117 20-150 137-7 27-10 37-40 187h-81c-23 0-36 0-36 20 0 17 10 17 33 17h77l-87 464c-23 113-43 220-104 220-3 0-33 0-57-20 54-3 67-47 67-63 0-27-23-44-46-44-31 0-64 27-64 74 0 50 54 80 100 80 64 0 114-70 134-114 37-76 64-217 67-227z">
            <text:p/>
          </draw:path>
          <draw:path draw:style-name="gr9" draw:text-style-name="P11" draw:layer="layout" svg:width="0.367cm" svg:height="0.547cm" svg:x="19.505cm" svg:y="16.867cm" svg:viewBox="0 0 368 548" svg:d="M368 397h-30c0 20-10 67-20 77-7 4-71 4-84 4h-150c87-77 113-101 163-137 64-50 121-101 121-181 0-100-90-160-194-160s-174 73-174 147c0 43 37 47 43 47 21 0 44-14 44-44 0-13-3-43-47-43 24-60 80-77 121-77 83 0 127 64 127 130 0 74-54 131-81 161l-200 197c-7 6-7 6-7 30h341z">
            <text:p/>
          </draw:path>
        </draw:g>
        <draw:custom-shape draw:style-name="gr1" draw:text-style-name="P1" xml:id="id5" draw:id="id5" draw:layer="layout" svg:width="1.634cm" svg:height="1.634cm" svg:x="24.207cm" svg:y="1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_t}§svg§600§TRUE§</svg:desc>
          <draw:polygon draw:style-name="gr8" draw:text-style-name="P10" draw:layer="layout" svg:width="0.913cm" svg:height="1.005cm" svg:x="24.597cm" svg:y="16.508cm" svg:viewBox="0 0 914 1006" draw:points="455,1006 0,1006 0,0 914,0 914,1006">
            <text:p/>
          </draw:polygon>
          <draw:path draw:style-name="gr9" draw:text-style-name="P11" draw:layer="layout" svg:width="0.397cm" svg:height="0.118cm" svg:x="24.887cm" svg:y="16.505cm" svg:viewBox="0 0 398 119" svg:d="M398 17l-20-17c0 0-44 59-98 59-27 0-57-17-78-31-30-18-54-28-74-28-44 0-67 28-128 98l20 21c0-4 44-63 98-63 27 0 57 21 78 31 30 21 54 32 74 32 44 0 67-28 128-102z">
            <text:p/>
          </draw:path>
          <draw:path draw:style-name="gr9" draw:text-style-name="P11" draw:layer="layout" svg:width="0.437cm" svg:height="0.558cm" svg:x="24.658cm" svg:y="16.784cm" svg:viewBox="0 0 438 559" svg:d="M405 84c-34 0-58 28-58 56 0 17 11 35 37 35 27 0 54-21 54-70 0-53-50-105-141-105-159 0-203 126-203 182 0 94 91 115 125 122 61 10 125 24 125 94 0 31-27 133-172 133-17 0-108 0-135-63 44 3 74-32 74-66 0-28-20-42-44-42-30 0-67 24-67 80 0 70 67 119 172 119 192 0 239-151 239-203 0-45-23-77-37-91-33-35-67-42-121-52-41-10-88-17-88-73 0-39 27-112 132-112 30 0 91 7 108 56z">
            <text:p/>
          </draw:path>
          <draw:path draw:style-name="gr9" draw:text-style-name="P11" draw:layer="layout" svg:width="0.282cm" svg:height="0.547cm" svg:x="25.184cm" svg:y="16.973cm" svg:viewBox="0 0 283 548" svg:d="M172 199h84c17 0 27 0 27-21 0-10-10-10-23-10h-81l30-130c0-3 3-7 3-10 0-18-10-28-27-28-23 0-33 14-40 38-7 21 3-21-34 130h-84c-17 0-27 0-27 17 0 14 10 14 24 14h81l-51 203c-3 24-10 52-10 66 0 49 40 80 88 80 94 0 148-119 148-133 0-10-14-10-14-10-10 0-13 3-20 17-23 53-64 102-111 102-17 0-30-11-30-42 0-7 3-28 6-35z">
            <text:p/>
          </draw:path>
        </draw:g>
        <draw:custom-shape draw:style-name="gr1" draw:text-style-name="P1" xml:id="id6" draw:id="id6" draw:layer="layout" svg:width="1.634cm" svg:height="1.634cm" svg:x="24.208cm" svg:y="8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_t§svg§600§TRUE§</svg:desc>
          <draw:polygon draw:style-name="gr8" draw:text-style-name="P10" draw:layer="layout" svg:width="0.911cm" svg:height="0.735cm" svg:x="24.599cm" svg:y="8.525cm" svg:viewBox="0 0 912 736" draw:points="454,736 0,736 0,0 912,0 912,736">
            <text:p/>
          </draw:polygon>
          <draw:path draw:style-name="gr9" draw:text-style-name="P11" draw:layer="layout" svg:width="0.436cm" svg:height="0.576cm" svg:x="24.66cm" svg:y="8.507cm" svg:viewBox="0 0 437 577" svg:d="M404 87c-34 0-57 28-57 57 0 18 10 36 37 36s53-21 53-72c0-54-50-108-141-108-158 0-202 130-202 188 0 97 91 119 125 126 60 11 124 25 124 97 0 33-27 137-171 137-17 0-108 0-135-64 44 3 74-33 74-69 0-29-20-43-44-43-30 0-67 25-67 83 0 72 67 122 172 122 191 0 239-155 239-209 0-47-24-79-37-94-34-36-68-43-122-54-40-11-87-18-87-76 0-39 27-115 131-115 30 0 91 7 108 58z">
            <text:p/>
          </draw:path>
          <draw:path draw:style-name="gr9" draw:text-style-name="P11" draw:layer="layout" svg:width="0.282cm" svg:height="0.566cm" svg:x="25.185cm" svg:y="8.705cm" svg:viewBox="0 0 283 567" svg:d="M172 206h84c17 0 27 0 27-22 0-11-10-11-24-11h-81l31-133c0-4 3-8 3-11 0-18-10-29-27-29-23 0-34 14-40 40-7 21 3-22-34 133h-84c-17 0-27 0-27 18 0 15 10 15 24 15h80l-50 209c-4 25-10 54-10 69 0 50 40 83 87 83 94 0 148-123 148-138 0-10-13-10-13-10-10 0-14 3-20 18-24 54-64 104-111 104-17 0-31-11-31-43 0-7 4-29 7-36z">
            <text:p/>
          </draw:path>
        </draw:g>
        <draw:connector draw:style-name="gr10" draw:text-style-name="P3" draw:layer="layout" svg:x1="25.025cm" svg:y1="9.731cm" svg:x2="25.038cm" svg:y2="11.774cm" draw:start-shape="id6" draw:start-glue-point="8" draw:end-shape="id7" draw:end-glue-point="0" svg:d="M25025 9731v1022h13v1021" svg:viewBox="0 0 14 2044">
          <text:p/>
        </draw:connector>
        <draw:custom-shape draw:style-name="gr2" draw:text-style-name="P2" xml:id="id8" draw:id="id8" draw:layer="layout" svg:width="3.81cm" svg:height="2.54cm" svg:x="17.412cm" svg:y="7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24.208cm" svg:y1="8.914cm" svg:x2="21.222cm" svg:y2="8.93cm" draw:start-shape="id6" draw:start-glue-point="6" draw:end-shape="id8" draw:end-glue-point="1" svg:d="M24208 8914h-1492v16h-1494" svg:viewBox="0 0 2987 17">
          <text:p/>
        </draw:connector>
        <draw:g>
          <svg:title>TexMaths</svg:title>
          <svg:desc>14§display§\phi§svg§600§TRUE§</svg:desc>
          <draw:polygon draw:style-name="gr8" draw:text-style-name="P10" draw:layer="layout" svg:width="0.818cm" svg:height="1.124cm" svg:x="18.877cm" svg:y="8.287cm" svg:viewBox="0 0 819 1125" draw:points="410,1125 0,1125 0,0 819,0 819,1125">
            <text:p/>
          </draw:polygon>
          <draw:path draw:style-name="gr9" draw:text-style-name="P11" draw:layer="layout" svg:width="0.721cm" svg:height="1.142cm" svg:x="18.943cm" svg:y="8.283cm" svg:viewBox="0 0 722 1143" svg:d="M534 29l4-15c0-3 0-14-15-14-16 0-16 4-20 25l-82 292c-218 8-421 177-421 350 0 123 98 220 265 231-11 39-19 79-31 119-19 61-31 108-31 112 0 14 8 14 15 14 8 0 12 0 16-4 0-3 12-36 16-54l50-187c223-7 422-177 422-350 0-101-75-216-266-231zM273 869c-86-4-183-47-183-173 0-155 117-332 323-350zM449 346c105 7 183 65 183 177 0 151-117 332-324 346z">
            <text:p/>
          </draw:path>
        </draw:g>
        <draw:custom-shape draw:style-name="gr11" draw:text-style-name="P12" xml:id="id9" draw:id="id9" draw:layer="layout" svg:width="1.634cm" svg:height="1.634cm" svg:x="12.707cm" svg:y="12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34cm" svg:height="1.634cm" svg:x="12.708cm" svg:y="16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+§svg§600§FALSE§</svg:desc>
          <draw:polygon draw:style-name="gr12" draw:text-style-name="P13" draw:layer="layout" svg:width="0.761cm" svg:height="0.652cm" svg:x="13.165cm" svg:y="16.635cm" svg:viewBox="0 0 762 653" draw:points="382,653 0,653 0,0 762,0 762,653">
            <text:p/>
          </draw:polygon>
          <draw:path draw:style-name="gr9" draw:text-style-name="P11" draw:layer="layout" svg:width="0.655cm" svg:height="0.655cm" svg:x="13.221cm" svg:y="16.632cm" svg:viewBox="0 0 656 656" svg:d="M349 349h273c14 0 34 0 34-19 0-23-20-23-34-23h-273v-273c0-14 0-34-20-34-22 0-22 20-22 34v273h-274c-13 0-33 0-33 23 0 19 20 19 33 19h274v274c0 14 0 33 22 33 20 0 20-19 20-33z">
            <text:p/>
          </draw:path>
        </draw:g>
        <draw:g>
          <svg:title>TexMaths</svg:title>
          <svg:desc>14§display§z_t§svg§600§TRUE§</svg:desc>
          <draw:polygon draw:style-name="gr8" draw:text-style-name="P10" draw:layer="layout" svg:width="0.987cm" svg:height="0.731cm" svg:x="13.093cm" svg:y="12.636cm" svg:viewBox="0 0 988 732" draw:points="494,732 0,732 0,0 988,0 988,732">
            <text:p/>
          </draw:polygon>
          <draw:path draw:style-name="gr9" draw:text-style-name="P11" draw:layer="layout" svg:width="0.548cm" svg:height="0.573cm" svg:x="13.148cm" svg:y="12.618cm" svg:viewBox="0 0 549 574" svg:d="M117 456c70-76 106-104 154-144 0-3 80-68 128-115 121-118 150-179 150-183 0-14-11-14-15-14-7 0-11 4-18 14-40 61-66 83-99 83-29 0-44-22-66-43-22-29-44-54-88-54-98 0-157 118-157 144 0 7 4 14 15 14s14-7 18-14c26-58 99-58 110-58 25 0 51 7 80 18 52 18 66 18 99 18-44 57-154 147-179 169l-117 104c-88 86-132 158-132 169 0 10 15 10 15 10 11 0 14 0 22-14 29-47 69-79 109-79 30 0 44 11 77 47 22 28 44 46 81 46 128 0 205-161 205-193 0-8-8-15-19-15s-11 7-18 18c-29 83-110 108-154 108-25 0-47-11-76-18-44-18-63-22-92-22 0 0-22 0-33 4z">
            <text:p/>
          </draw:path>
          <draw:path draw:style-name="gr9" draw:text-style-name="P11" draw:layer="layout" svg:width="0.306cm" svg:height="0.563cm" svg:x="13.726cm" svg:y="12.815cm" svg:viewBox="0 0 307 564" svg:d="M187 205h91c18 0 29 0 29-22 0-11-11-11-25-11h-88l33-133c0-3 4-7 4-10 0-18-11-29-30-29-25 0-36 14-44 39-7 22 4-21-36 133h-92c-18 0-29 0-29 18 0 15 11 15 26 15h87l-54 208c-4 25-11 54-11 68 0 50 43 83 95 83 102 0 161-122 161-137 0-11-15-11-15-11-11 0-15 4-22 18-25 54-69 104-121 104-18 0-33-10-33-43 0-7 4-28 8-36z">
            <text:p/>
          </draw:path>
        </draw:g>
        <draw:connector draw:style-name="gr10" draw:text-style-name="P3" draw:layer="layout" svg:x1="13.524cm" svg:y1="13.83cm" svg:x2="13.525cm" svg:y2="16.197cm" draw:start-shape="id9" draw:start-glue-point="8" draw:end-shape="id3" draw:end-glue-point="4" svg:d="M13524 13830v1184h1v1183" svg:viewBox="0 0 2 2368">
          <text:p/>
        </draw:connector>
        <draw:line draw:style-name="gr10" draw:text-style-name="P3" draw:layer="layout" svg:x1="17.383cm" svg:y1="8.891cm" svg:x2="15.224cm" svg:y2="8.891cm">
          <text:p/>
        </draw:line>
        <draw:custom-shape draw:style-name="gr1" draw:text-style-name="P1" draw:layer="layout" svg:width="1.634cm" svg:height="1.634cm" svg:x="7.408cm" svg:y="8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1.052cm" svg:height="1.352cm" svg:x="7.701cm" svg:y="8.237cm">
          <draw:text-box>
            <text:p><text:span text:style-name="T4">0</text:span></text:p>
          </draw:text-box>
        </draw:frame>
        <draw:line draw:style-name="gr10" draw:text-style-name="P3" draw:layer="layout" svg:x1="9.098cm" svg:y1="8.918cm" svg:x2="11.922cm" svg:y2="8.918cm">
          <text:p/>
        </draw:line>
        <draw:line draw:style-name="gr14" draw:text-style-name="P15" draw:layer="layout" svg:x1="13.573cm" svg:y1="12.109cm" svg:x2="15.097cm" svg:y2="8.747cm">
          <text:p/>
        </draw:line>
        <draw:connector draw:style-name="gr10" draw:text-style-name="P3" draw:layer="layout" svg:x1="25.024cm" svg:y1="16.196cm" svg:x2="25.038cm" svg:y2="14.514cm" draw:start-shape="id5" draw:start-glue-point="4" draw:end-shape="id7" draw:end-glue-point="2" svg:d="M25024 16196v-840h14v-842" svg:viewBox="0 0 15 1683">
          <text:p/>
        </draw:connector>
        <draw:connector draw:style-name="gr10" draw:text-style-name="P3" draw:layer="layout" draw:line-skew="-0.658cm" svg:x1="3.123cm" svg:y1="16.265cm" svg:x2="19.317cm" svg:y2="7.66cm" draw:start-shape="id1" draw:start-glue-point="4" draw:end-shape="id8" draw:end-glue-point="0" svg:d="M3123 16265v-9804h16194v1199" svg:viewBox="0 0 16195 9805">
          <text:p/>
        </draw:connector>
        <draw:frame draw:style-name="gr4" draw:text-style-name="P5" draw:layer="layout" svg:width="2.864cm" svg:height="1.39cm" svg:x="6.564cm" svg:y="18.326cm">
          <draw:text-box>
            <text:p text:style-name="P4"><text:span text:style-name="T1">enco</text:span><text:span text:style-name="T1">der</text:span></text:p>
          </draw:text-box>
        </draw:frame>
        <draw:frame draw:style-name="gr4" draw:text-style-name="P5" draw:layer="layout" svg:width="2.864cm" svg:height="1.39cm" svg:x="18.01cm" svg:y="18.217cm">
          <draw:text-box>
            <text:p text:style-name="P4"><text:span text:style-name="T1">decoder</text:span></text:p>
          </draw:text-box>
        </draw:frame>
        <draw:frame draw:style-name="gr4" draw:text-style-name="P5" draw:layer="layout" svg:width="4.812cm" svg:height="1.39cm" svg:x="7.61cm" svg:y="12.217cm">
          <draw:text-box>
            <text:p text:style-name="P4"><text:span text:style-name="T1">latent variable</text:span></text:p>
          </draw:text-box>
        </draw:frame>
        <draw:line draw:style-name="gr15" draw:text-style-name="P15" draw:layer="layout" svg:x1="13.446cm" svg:y1="12.133cm" svg:x2="12.049cm" svg:y2="8.747cm">
          <text:p/>
        </draw:line>
        <draw:frame draw:style-name="gr4" draw:text-style-name="P5" draw:layer="layout" svg:width="2.297cm" svg:height="1.39cm" svg:x="23.811cm" svg:y="6.417cm">
          <draw:text-box>
            <text:p text:style-name="P4"><text:span text:style-name="T1">targ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5-11T02:38:15.103222472</dc:date>
    <meta:editing-duration>PT43M41S</meta:editing-duration>
    <meta:editing-cycles>16</meta:editing-cycles>
    <meta:generator>LibreOffice/5.1.6.2$Linux_X86_64 LibreOffice_project/10m0$Build-2</meta:generator>
    <meta:document-statistic meta:object-count="64"/>
  </office:meta>
</office:document-meta>
</file>